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bc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p.slack.com/team/UEQMXEF1D" office:target-frame-name="_blank" xlink:show="new" text:style-name="Internet_20_link" text:visited-style-name="Visited_20_Internet_20_Link">Bruno Mathieu</text:a></text:p>
      <text:p text:style-name="P1">Bonjour, j'ai fait le PR 1158 afin de ne plus devoir compiler les thèmes lors du déploiement (et ne plus devoir installer la pile gulp sur tous les serveurs).<text:line-break/>J'ai donc le thème 'de base' <text:span text:style-name="Source_20_Text">pv3</text:span> qui comprend les templates twig et les scripts, et un dossier <text:span text:style-name="Source_20_Text">compilation</text:span> qui permet de générer un thème. Ce dossier devrait sans doute être sorti du projet PV3.<text:line-break/>Il comprend les dossiers logos (avec un logo par thème) et images (un dossier par thème) et un fichier dans assets/scss.<text:line-break/>Il se base sur une pile webpack et le script <text:span text:style-name="Source_20_Text">compile.bash</text:span> permet de générer les thèmes dans le dossier 'public'.<text:line-break/>Pour MADP, il faudrait alors mettre le logo, les images et les couleurs  au bon endroit et ajouter le nom du thème dans compile.bash, puis généere le thème public/madp et le pousser sur le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09:53:24.877413338</meta:creation-date>
    <dc:date>2021-11-02T09:54:08.538631753</dc:date>
    <meta:editing-duration>PT44S</meta:editing-duration>
    <meta:editing-cycles>1</meta:editing-cycles>
    <meta:document-statistic meta:table-count="0" meta:image-count="0" meta:object-count="0" meta:page-count="1" meta:paragraph-count="2" meta:word-count="142" meta:character-count="794" meta:non-whitespace-character-count="653"/>
    <meta:generator>LibreOffice/6.1.5.2$Linux_X86_64 LibreOffice_project/10$Build-2</meta:generator>
  </office:meta>
</office:document-meta>
</file>